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2" style:parent-style-name="Párrafodelista" style:list-style-name="LFO1" style:family="paragraph">
      <style:text-properties fo:language="es" fo:country="ES"/>
    </style:style>
    <style:style style:name="P3" style:parent-style-name="Párrafodelista" style:list-style-name="LFO1" style:family="paragraph">
      <style:text-properties fo:language="es" fo:country="ES"/>
    </style:style>
    <style:style style:name="P4" style:parent-style-name="Párrafodelista" style:list-style-name="LFO1" style:family="paragraph">
      <style:text-properties fo:language="es" fo:country="ES"/>
    </style:style>
    <style:style style:name="P5" style:parent-style-name="Párrafodelista" style:list-style-name="LFO1" style:family="paragraph">
      <style:text-properties fo:language="es" fo:country="ES"/>
    </style:style>
    <style:style style:name="P6" style:parent-style-name="Párrafodelista" style:list-style-name="LFO1" style:family="paragraph"/>
    <style:style style:name="T7" style:parent-style-name="Fuentedepárrafopredeter." style:family="text">
      <style:text-properties fo:color="#FF0000" fo:language="es" fo:country="ES"/>
    </style:style>
    <style:style style:name="T8" style:parent-style-name="Fuentedepárrafopredeter." style:family="text">
      <style:text-properties fo:color="#FF0000" fo:language="es" fo:country="ES"/>
    </style:style>
    <style:style style:name="T9" style:parent-style-name="Fuentedepárrafopredeter." style:family="text">
      <style:text-properties fo:language="es" fo:country="ES" style:language-asian="es" style:country-asian="ES"/>
    </style:style>
    <style:style style:name="P10" style:parent-style-name="Título3" style:family="paragraph">
      <style:paragraph-properties fo:margin-top="0in" fo:margin-bottom="0in"/>
    </style:style>
    <style:style style:name="TableColumn12" style:family="table-column">
      <style:table-column-properties style:column-width="0.9965in" style:use-optimal-column-width="false"/>
    </style:style>
    <style:style style:name="TableColumn13" style:family="table-column">
      <style:table-column-properties style:column-width="5.4965in" style:use-optimal-column-width="false"/>
    </style:style>
    <style:style style:name="Table11" style:family="table">
      <style:table-properties style:width="6.49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language="es" fo:country="ES"/>
    </style:style>
    <style:style style:name="P19" style:parent-style-name="Normal" style:family="paragraph">
      <style:paragraph-properties fo:margin-bottom="0in" fo:line-height="100%"/>
      <style:text-properties fo:language="es" fo:country="E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s" fo:country="ES"/>
    </style:style>
    <style:style style:name="P25" style:parent-style-name="Normal" style:family="paragraph">
      <style:paragraph-properties fo:margin-bottom="0in" fo:line-height="100%"/>
      <style:text-properties fo:language="es" fo:country="ES"/>
    </style:style>
    <style:style style:name="P26" style:parent-style-name="Normal" style:family="paragraph">
      <style:paragraph-properties fo:margin-bottom="0in" fo:line-height="100%"/>
      <style:text-properties fo:language="es" fo:country="ES"/>
    </style:style>
    <style:style style:name="P27" style:parent-style-name="Normal" style:family="paragraph">
      <style:paragraph-properties fo:margin-bottom="0in" fo:line-height="100%"/>
      <style:text-properties fo:language="es" fo:country="ES"/>
    </style:style>
    <style:style style:name="P28" style:parent-style-name="Normal" style:family="paragraph">
      <style:paragraph-properties fo:margin-bottom="0in" fo:line-height="100%"/>
      <style:text-properties fo:language="es" fo:country="ES"/>
    </style:style>
    <style:style style:name="P29" style:parent-style-name="Normal" style:family="paragraph">
      <style:paragraph-properties fo:margin-bottom="0in" fo:line-height="100%"/>
      <style:text-properties fo:language="es" fo:country="ES"/>
    </style:style>
    <style:style style:name="P30" style:parent-style-name="Normal" style:family="paragraph">
      <style:paragraph-properties fo:margin-bottom="0in" fo:line-height="100%"/>
      <style:text-properties fo:language="es" fo:country="E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s" fo:country="E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s" fo:country="ES"/>
    </style:style>
    <style:style style:name="P36" style:parent-style-name="Normal" style:family="paragraph">
      <style:text-properties fo:language="es" fo:country="ES"/>
    </style:style>
    <style:style style:name="TableColumn38" style:family="table-column">
      <style:table-column-properties style:column-width="0.65in"/>
    </style:style>
    <style:style style:name="TableColumn39" style:family="table-column">
      <style:table-column-properties style:column-width="5.8437in"/>
    </style:style>
    <style:style style:name="Table37" style:family="table">
      <style:table-properties style:width="6.4937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s" fo:country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s" fo:country="E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s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s" fo:country="E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s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s" fo:country="E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s" fo:country="ES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es" fo:country="E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s" fo:country="E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s" fo:country="E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language="es" fo:country="E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s" fo:country="ES"/>
    </style:style>
    <style:style style:name="P75" style:parent-style-name="Normal" style:family="paragraph">
      <style:text-properties fo:language="es" fo:country="ES"/>
    </style:style>
    <style:style style:name="P76" style:parent-style-name="Título3" style:family="paragraph">
      <style:paragraph-properties fo:break-before="page"/>
    </style:style>
    <style:style style:name="T77" style:parent-style-name="Fuentedepárrafopredeter." style:family="text">
      <style:text-properties fo:language="es" fo:country="ES" style:language-asian="es" style:country-asian="ES"/>
    </style:style>
    <style:style style:name="P78" style:parent-style-name="Título3" style:family="paragraph">
      <style:paragraph-properties fo:margin-top="0in" fo:margin-bottom="0in"/>
    </style:style>
    <style:style style:name="TableColumn80" style:family="table-column">
      <style:table-column-properties style:column-width="0.9965in" style:use-optimal-column-width="false"/>
    </style:style>
    <style:style style:name="TableColumn81" style:family="table-column">
      <style:table-column-properties style:column-width="5.4965in" style:use-optimal-column-width="false"/>
    </style:style>
    <style:style style:name="Table79" style:family="table">
      <style:table-properties style:width="6.4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es" fo:country="ES"/>
    </style:style>
    <style:style style:name="P87" style:parent-style-name="Normal" style:family="paragraph">
      <style:paragraph-properties fo:margin-bottom="0in" fo:line-height="100%"/>
      <style:text-properties fo:language="es" fo:country="ES"/>
    </style:style>
    <style:style style:name="P88" style:parent-style-name="Normal" style:family="paragraph">
      <style:paragraph-properties fo:margin-bottom="0in" fo:line-height="100%"/>
      <style:text-properties fo:language="es" fo:country="E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s" fo:country="ES"/>
    </style:style>
    <style:style style:name="P94" style:parent-style-name="Normal" style:family="paragraph">
      <style:paragraph-properties fo:margin-bottom="0in" fo:line-height="100%"/>
      <style:text-properties fo:language="es" fo:country="ES"/>
    </style:style>
    <style:style style:name="P95" style:parent-style-name="Normal" style:family="paragraph">
      <style:paragraph-properties fo:margin-bottom="0in" fo:line-height="100%"/>
      <style:text-properties fo:language="es" fo:country="ES"/>
    </style:style>
    <style:style style:name="P96" style:parent-style-name="Normal" style:family="paragraph">
      <style:paragraph-properties fo:margin-bottom="0in" fo:line-height="100%"/>
      <style:text-properties fo:language="es" fo:country="ES"/>
    </style:style>
    <style:style style:name="P97" style:parent-style-name="Normal" style:family="paragraph">
      <style:paragraph-properties fo:margin-bottom="0in" fo:line-height="100%"/>
      <style:text-properties fo:language="es" fo:country="ES"/>
    </style:style>
    <style:style style:name="P98" style:parent-style-name="Normal" style:family="paragraph">
      <style:paragraph-properties fo:margin-bottom="0in" fo:line-height="100%"/>
      <style:text-properties fo:language="es" fo:country="ES"/>
    </style:style>
    <style:style style:name="P99" style:parent-style-name="Normal" style:family="paragraph">
      <style:paragraph-properties fo:margin-bottom="0in" fo:line-height="100%"/>
      <style:text-properties fo:language="es" fo:country="E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es" fo:country="E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es" fo:country="ES"/>
    </style:style>
    <style:style style:name="P105" style:parent-style-name="Normal" style:family="paragraph">
      <style:text-properties fo:language="es" fo:country="ES"/>
    </style:style>
    <style:style style:name="P106" style:parent-style-name="Normal" style:family="paragraph">
      <style:text-properties fo:language="es" fo:country="ES"/>
    </style:style>
    <style:style style:name="TableColumn108" style:family="table-column">
      <style:table-column-properties style:column-width="0.65in"/>
    </style:style>
    <style:style style:name="TableColumn109" style:family="table-column">
      <style:table-column-properties style:column-width="5.8437in"/>
    </style:style>
    <style:style style:name="Table107" style:family="table">
      <style:table-properties style:width="6.4937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s" fo:country="E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language="es" fo:country="ES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es" fo:country="E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s" fo:country="ES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es" fo:country="E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s" fo:country="ES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s" fo:country="E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s" fo:country="ES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es" fo:country="E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s" fo:country="ES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s" fo:country="E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s" fo:country="ES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es" fo:country="E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language="es" fo:country="ES"/>
    </style:style>
    <style:style style:name="P145" style:parent-style-name="Normal" style:family="paragraph">
      <style:text-properties fo:language="es" fo:country="ES"/>
    </style:style>
    <style:style style:name="P146" style:parent-style-name="Normal" style:family="paragraph">
      <style:text-properties fo:language="es" fo:country="ES"/>
    </style:style>
    <style:style style:name="P147" style:parent-style-name="Encabezadonivel1" style:family="paragraph">
      <style:text-properties fo:language="es" fo:country="ES"/>
    </style:style>
    <style:style style:name="P148" style:parent-style-name="Encabezadonivel1" style:family="paragraph">
      <style:paragraph-properties fo:break-before="page"/>
    </style:style>
    <style:style style:name="T149" style:parent-style-name="Fuentedepárrafopredeter." style:family="text">
      <style:text-properties fo:language="es" fo:country="ES" style:language-asian="es" style:country-asian="ES"/>
    </style:style>
    <style:style style:name="P150" style:parent-style-name="Título3" style:family="paragraph">
      <style:paragraph-properties fo:break-before="page" fo:margin-top="0in" fo:margin-bottom="0in"/>
    </style:style>
    <style:style style:name="TableColumn152" style:family="table-column">
      <style:table-column-properties style:column-width="0.9965in" style:use-optimal-column-width="false"/>
    </style:style>
    <style:style style:name="TableColumn153" style:family="table-column">
      <style:table-column-properties style:column-width="5.8159in" style:use-optimal-column-width="false"/>
    </style:style>
    <style:style style:name="Table151" style:family="table">
      <style:table-properties style:width="6.8125in" fo:margin-left="-0.0104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s" fo:country="ES"/>
    </style:style>
    <style:style style:name="P159" style:parent-style-name="Normal" style:family="paragraph">
      <style:paragraph-properties fo:margin-bottom="0in" fo:line-height="100%"/>
      <style:text-properties fo:language="es" fo:country="ES"/>
    </style:style>
    <style:style style:name="P160" style:parent-style-name="Normal" style:family="paragraph">
      <style:paragraph-properties fo:margin-bottom="0in" fo:line-height="100%"/>
      <style:text-properties fo:language="es" fo:country="ES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s" fo:country="ES"/>
    </style:style>
    <style:style style:name="P166" style:parent-style-name="Normal" style:family="paragraph">
      <style:paragraph-properties fo:margin-bottom="0in" fo:line-height="100%"/>
      <style:text-properties fo:language="es" fo:country="ES"/>
    </style:style>
    <style:style style:name="P167" style:parent-style-name="Normal" style:family="paragraph">
      <style:paragraph-properties fo:margin-bottom="0in" fo:line-height="100%"/>
      <style:text-properties fo:language="es" fo:country="ES"/>
    </style:style>
    <style:style style:name="P168" style:parent-style-name="Normal" style:family="paragraph">
      <style:paragraph-properties fo:margin-bottom="0in" fo:line-height="100%"/>
      <style:text-properties fo:language="es" fo:country="ES"/>
    </style:style>
    <style:style style:name="P169" style:parent-style-name="Normal" style:family="paragraph">
      <style:paragraph-properties fo:margin-bottom="0in" fo:line-height="100%"/>
      <style:text-properties fo:language="es" fo:country="ES"/>
    </style:style>
    <style:style style:name="P170" style:parent-style-name="Normal" style:family="paragraph">
      <style:paragraph-properties fo:margin-bottom="0in" fo:line-height="100%"/>
      <style:text-properties fo:language="es" fo:country="ES"/>
    </style:style>
    <style:style style:name="P171" style:parent-style-name="Normal" style:family="paragraph">
      <style:paragraph-properties fo:margin-bottom="0in" fo:line-height="100%"/>
      <style:text-properties fo:language="es" fo:country="ES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language="es" fo:country="E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es" fo:country="ES"/>
    </style:style>
    <style:style style:name="P177" style:parent-style-name="Normal" style:family="paragraph">
      <style:text-properties fo:language="es" fo:country="ES"/>
    </style:style>
    <style:style style:name="T178" style:parent-style-name="Fuentedepárrafopredeter." style:family="text">
      <style:text-properties fo:language="es" fo:country="ES" style:language-asian="es" style:country-asian="ES"/>
    </style:style>
    <style:style style:name="P179" style:parent-style-name="Título3" style:family="paragraph">
      <style:paragraph-properties fo:margin-top="0in" fo:margin-bottom="0in"/>
    </style:style>
    <style:style style:name="T180" style:parent-style-name="Fuentedepárrafopredeter." style:family="text">
      <style:text-properties fo:language="es" fo:country="ES"/>
    </style:style>
    <style:style style:name="P181" style:parent-style-name="Normal" style:family="paragraph">
      <style:text-properties fo:language="es" fo:country="ES"/>
    </style:style>
    <style:style style:name="P182" style:parent-style-name="Normal" style:family="paragraph">
      <style:text-properties fo:language="es" fo:country="ES"/>
    </style:style>
    <style:style style:name="P183" style:parent-style-name="Normal" style:family="paragraph">
      <style:text-properties fo:language="es" fo:country="ES"/>
    </style:style>
    <style:style style:name="P184" style:parent-style-name="Normal" style:family="paragraph">
      <style:text-properties fo:language="es" fo:country="ES"/>
    </style:style>
    <style:style style:name="T185" style:parent-style-name="Fuentedepárrafopredeter." style:family="text">
      <style:text-properties fo:language="es" fo:country="ES" style:language-asian="es" style:country-asian="ES"/>
    </style:style>
    <style:style style:name="P186" style:parent-style-name="Título3" style:family="paragraph">
      <style:paragraph-properties fo:margin-top="0in" fo:margin-bottom="0in"/>
    </style:style>
    <style:style style:name="T187" style:parent-style-name="Fuentedepárrafopredeter." style:family="text">
      <style:text-properties fo:language="es" fo:country="ES"/>
    </style:style>
    <style:style style:name="S1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188" style:parent-style-name="Normal" style:family="paragraph">
      <style:text-properties fo:language="es" fo:country="ES"/>
    </style:style>
    <style:style style:name="P189" style:parent-style-name="Normal" style:family="paragraph">
      <style:text-properties fo:language="es" fo:country="ES"/>
    </style:style>
    <style:style style:name="P190" style:parent-style-name="Normal" style:family="paragraph">
      <style:text-properties fo:language="es" fo:country="ES"/>
    </style:style>
    <style:style style:name="P191" style:parent-style-name="Normal" style:family="paragraph">
      <style:text-properties fo:language="es" fo:country="ES"/>
    </style:style>
    <style:style style:name="S2" style:family="section">
      <style:section-properties fo:margin-left="0in" fo:margin-right="0in" style:writing-mode="lr-tb"/>
    </style:style>
    <style:style style:name="P192" style:parent-style-name="Normal" style:family="paragraph">
      <style:text-properties fo:language="es" fo:country="ES"/>
    </style:style>
    <style:style style:name="T193" style:parent-style-name="Fuentedepárrafopredeter." style:family="text">
      <style:text-properties fo:language="es" fo:country="ES" style:language-asian="es" style:country-asian="ES"/>
    </style:style>
    <style:style style:name="P194" style:parent-style-name="Título3" style:family="paragraph">
      <style:paragraph-properties fo:margin-top="0in" fo:margin-bottom="0in"/>
    </style:style>
    <style:style style:name="T195" style:parent-style-name="Fuentedepárrafopredeter." style:family="text">
      <style:text-properties fo:language="es" fo:country="ES"/>
    </style:style>
    <style:style style:name="S3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196" style:parent-style-name="Normal" style:family="paragraph">
      <style:text-properties fo:language="es" fo:country="ES"/>
    </style:style>
    <style:style style:name="P197" style:parent-style-name="Normal" style:family="paragraph">
      <style:text-properties fo:language="es" fo:country="ES"/>
    </style:style>
    <style:style style:name="P198" style:parent-style-name="Normal" style:family="paragraph">
      <style:text-properties fo:language="es" fo:country="ES"/>
    </style:style>
    <style:style style:name="P199" style:parent-style-name="Normal" style:family="paragraph">
      <style:text-properties fo:language="es" fo:country="ES"/>
    </style:style>
    <style:style style:name="S4" style:family="section">
      <style:section-properties fo:margin-left="0in" fo:margin-right="0in" style:writing-mode="lr-tb"/>
    </style:style>
    <style:style style:name="P200" style:parent-style-name="Normal" style:family="paragraph">
      <style:text-properties fo:language="es" fo:country="ES"/>
    </style:style>
    <style:style style:name="T201" style:parent-style-name="Fuentedepárrafopredeter." style:family="text">
      <style:text-properties fo:language="es" fo:country="ES" style:language-asian="es" style:country-asian="ES"/>
    </style:style>
    <style:style style:name="P202" style:parent-style-name="Título3" style:family="paragraph">
      <style:paragraph-properties fo:margin-top="0in" fo:margin-bottom="0in"/>
    </style:style>
    <style:style style:name="T203" style:parent-style-name="Fuentedepárrafopredeter." style:family="text">
      <style:text-properties fo:language="es" fo:country="ES"/>
    </style:style>
    <style:style style:name="S5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204" style:parent-style-name="Normal" style:family="paragraph">
      <style:text-properties fo:language="es" fo:country="ES"/>
    </style:style>
    <style:style style:name="P205" style:parent-style-name="Normal" style:family="paragraph">
      <style:text-properties fo:language="es" fo:country="ES"/>
    </style:style>
    <style:style style:name="P206" style:parent-style-name="Normal" style:family="paragraph">
      <style:text-properties fo:language="es" fo:country="ES"/>
    </style:style>
    <style:style style:name="P207" style:parent-style-name="Normal" style:family="paragraph">
      <style:text-properties fo:language="es" fo:country="ES"/>
    </style:style>
    <style:style style:name="T208" style:parent-style-name="Fuentedepárrafopredeter." style:family="text">
      <style:text-properties fo:language="es" fo:country="ES"/>
    </style:style>
    <style:style style:name="S6" style:family="section">
      <style:section-properties fo:margin-left="0in" fo:margin-right="0in" style:writing-mode="lr-tb"/>
    </style:style>
    <style:style style:name="P209" style:parent-style-name="Normal" style:family="paragraph">
      <style:text-properties fo:language="es" fo:country="ES"/>
    </style:style>
    <style:style style:name="T210" style:parent-style-name="Fuentedepárrafopredeter." style:family="text">
      <style:text-properties fo:language="es" fo:country="ES" style:language-asian="es" style:country-asian="ES"/>
    </style:style>
    <style:style style:name="P211" style:parent-style-name="Título3" style:family="paragraph">
      <style:paragraph-properties fo:margin-top="0in" fo:margin-bottom="0in"/>
    </style:style>
    <style:style style:name="T212" style:parent-style-name="Fuentedepárrafopredeter." style:family="text">
      <style:text-properties fo:language="es" fo:country="ES"/>
    </style:style>
    <style:style style:name="S7" style:family="section">
      <style:section-properties fo:margin-left="0in" fo:margin-right="0in" style:writing-mode="lr-tb">
        <style:columns fo:column-count="2">
          <style:column style:rel-width="4950*" fo:start-indent="0in" fo:end-indent="0.1in"/>
          <style:column style:rel-width="4950*" fo:start-indent="0.1in" fo:end-indent="0in"/>
        </style:columns>
      </style:section-properties>
    </style:style>
    <style:style style:name="P213" style:parent-style-name="Normal" style:family="paragraph">
      <style:text-properties fo:language="es" fo:country="ES"/>
    </style:style>
    <style:style style:name="P214" style:parent-style-name="Normal" style:family="paragraph">
      <style:text-properties fo:language="es" fo:country="ES"/>
    </style:style>
    <style:style style:name="P215" style:parent-style-name="Normal" style:family="paragraph">
      <style:text-properties fo:language="es" fo:country="ES"/>
    </style:style>
    <style:style style:name="S8" style:family="section">
      <style:section-properties fo:margin-left="0in" fo:margin-right="0in" style:writing-mode="lr-tb"/>
    </style:style>
    <style:style style:name="P216" style:parent-style-name="Normal" style:family="paragraph">
      <style:text-properties fo:language="es" fo:country="ES"/>
    </style:style>
    <style:style style:name="T217" style:parent-style-name="Fuentedepárrafopredeter." style:family="text">
      <style:text-properties fo:language="es" fo:country="ES" style:language-asian="es" style:country-asian="ES"/>
    </style:style>
    <style:style style:name="P218" style:parent-style-name="Título3" style:family="paragraph">
      <style:paragraph-properties fo:margin-top="0in" fo:margin-bottom="0in"/>
    </style:style>
    <style:style style:name="T219" style:parent-style-name="Fuentedepárrafopredeter." style:family="text">
      <style:text-properties fo:language="es" fo:country="ES"/>
    </style:style>
    <style:style style:name="P220" style:parent-style-name="Normal" style:family="paragraph">
      <style:text-properties fo:language="es" fo:country="ES"/>
    </style:style>
    <style:style style:name="P221" style:parent-style-name="Normal" style:family="paragraph">
      <style:text-properties fo:language="es" fo:country="ES"/>
    </style:style>
    <style:style style:name="P222" style:parent-style-name="Normal" style:family="paragraph">
      <style:text-properties fo:language="es" fo:country="ES"/>
    </style:style>
    <style:style style:name="P223" style:parent-style-name="Normal" style:family="paragraph">
      <style:text-properties fo:language="es" fo:country="ES"/>
    </style:style>
    <style:style style:name="P224" style:parent-style-name="Normal" style:family="paragraph">
      <style:text-properties fo:language="es" fo:country="ES"/>
    </style:style>
    <style:style style:name="P225" style:parent-style-name="Título1" style:family="paragraph">
      <style:text-properties fo:language="es" fo:country="ES"/>
    </style:style>
    <style:style style:name="P226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28" style:family="table-column">
      <style:table-column-properties style:column-width="0.9965in" style:use-optimal-column-width="false"/>
    </style:style>
    <style:style style:name="TableColumn229" style:family="table-column">
      <style:table-column-properties style:column-width="5.8159in" style:use-optimal-column-width="false"/>
    </style:style>
    <style:style style:name="Table227" style:family="table">
      <style:table-properties style:width="6.8125in" fo:margin-left="-0.0104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language="es" fo:country="ES"/>
    </style:style>
    <style:style style:name="P235" style:parent-style-name="Normal" style:family="paragraph">
      <style:paragraph-properties fo:margin-bottom="0in" fo:line-height="100%"/>
      <style:text-properties fo:language="es" fo:country="ES"/>
    </style:style>
    <style:style style:name="P236" style:parent-style-name="Normal" style:family="paragraph">
      <style:paragraph-properties fo:margin-bottom="0in" fo:line-height="100%"/>
      <style:text-properties fo:language="es" fo:country="ES"/>
    </style:style>
    <style:style style:name="P237" style:parent-style-name="Normal" style:family="paragraph">
      <style:paragraph-properties fo:margin-bottom="0in" fo:line-height="100%"/>
      <style:text-properties fo:language="es" fo:country="ES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language="es" fo:country="ES"/>
    </style:style>
    <style:style style:name="P243" style:parent-style-name="Normal" style:family="paragraph">
      <style:paragraph-properties fo:margin-bottom="0in" fo:line-height="100%"/>
      <style:text-properties fo:language="es" fo:country="ES"/>
    </style:style>
    <style:style style:name="P244" style:parent-style-name="Normal" style:family="paragraph">
      <style:paragraph-properties fo:margin-bottom="0in" fo:line-height="100%"/>
      <style:text-properties fo:language="es" fo:country="ES"/>
    </style:style>
    <style:style style:name="P245" style:parent-style-name="Normal" style:family="paragraph">
      <style:paragraph-properties fo:margin-bottom="0in" fo:line-height="100%"/>
      <style:text-properties fo:language="es" fo:country="ES"/>
    </style:style>
    <style:style style:name="P246" style:parent-style-name="Normal" style:family="paragraph">
      <style:paragraph-properties fo:margin-bottom="0in" fo:line-height="100%"/>
      <style:text-properties fo:language="es" fo:country="ES"/>
    </style:style>
    <style:style style:name="P247" style:parent-style-name="Normal" style:family="paragraph">
      <style:paragraph-properties fo:margin-bottom="0in" fo:line-height="100%"/>
      <style:text-properties fo:language="es" fo:country="ES"/>
    </style:style>
    <style:style style:name="P248" style:parent-style-name="Normal" style:family="paragraph">
      <style:paragraph-properties fo:margin-bottom="0in" fo:line-height="100%"/>
      <style:text-properties fo:language="es" fo:country="ES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language="es" fo:country="E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language="es" fo:country="ES"/>
    </style:style>
    <style:style style:name="P254" style:parent-style-name="Normal" style:family="paragraph">
      <style:text-properties fo:language="es" fo:country="ES"/>
    </style:style>
    <style:style style:name="P255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57" style:family="table-column">
      <style:table-column-properties style:column-width="0.9965in" style:use-optimal-column-width="false"/>
    </style:style>
    <style:style style:name="TableColumn258" style:family="table-column">
      <style:table-column-properties style:column-width="5.8159in" style:use-optimal-column-width="false"/>
    </style:style>
    <style:style style:name="Table256" style:family="table">
      <style:table-properties style:width="6.8125in" fo:margin-left="-0.0104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language="es" fo:country="ES"/>
    </style:style>
    <style:style style:name="P264" style:parent-style-name="Normal" style:family="paragraph">
      <style:paragraph-properties fo:margin-bottom="0in" fo:line-height="100%"/>
      <style:text-properties fo:language="es" fo:country="ES"/>
    </style:style>
    <style:style style:name="P265" style:parent-style-name="Normal" style:family="paragraph">
      <style:paragraph-properties fo:margin-bottom="0in" fo:line-height="100%"/>
      <style:text-properties fo:language="es" fo:country="ES"/>
    </style:style>
    <style:style style:name="P266" style:parent-style-name="Normal" style:family="paragraph">
      <style:paragraph-properties fo:margin-bottom="0in" fo:line-height="100%"/>
      <style:text-properties fo:language="es" fo:country="ES"/>
    </style:style>
    <style:style style:name="P267" style:parent-style-name="Normal" style:family="paragraph">
      <style:paragraph-properties fo:margin-bottom="0in" fo:line-height="100%"/>
      <style:text-properties fo:language="es" fo:country="ES"/>
    </style:style>
    <style:style style:name="P268" style:parent-style-name="Normal" style:family="paragraph">
      <style:paragraph-properties fo:margin-bottom="0in" fo:line-height="100%"/>
      <style:text-properties fo:language="es" fo:country="ES"/>
    </style:style>
    <style:style style:name="P269" style:parent-style-name="Normal" style:family="paragraph">
      <style:paragraph-properties fo:margin-bottom="0in" fo:line-height="100%"/>
      <style:text-properties fo:language="es" fo:country="ES"/>
    </style:style>
    <style:style style:name="P270" style:parent-style-name="Normal" style:family="paragraph">
      <style:paragraph-properties fo:margin-bottom="0in" fo:line-height="100%"/>
      <style:text-properties fo:language="es" fo:country="ES"/>
    </style:style>
    <style:style style:name="P271" style:parent-style-name="Normal" style:family="paragraph">
      <style:paragraph-properties fo:margin-bottom="0in" fo:line-height="100%"/>
      <style:text-properties fo:language="es" fo:country="ES"/>
    </style:style>
    <style:style style:name="P272" style:parent-style-name="Normal" style:family="paragraph">
      <style:paragraph-properties fo:margin-bottom="0in" fo:line-height="100%"/>
      <style:text-properties fo:language="es" fo:country="ES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language="es" fo:country="ES"/>
    </style:style>
    <style:style style:name="P278" style:parent-style-name="Normal" style:family="paragraph">
      <style:paragraph-properties fo:margin-bottom="0in" fo:line-height="100%"/>
      <style:text-properties fo:language="es" fo:country="ES"/>
    </style:style>
    <style:style style:name="P279" style:parent-style-name="Normal" style:family="paragraph">
      <style:paragraph-properties fo:margin-bottom="0in" fo:line-height="100%"/>
      <style:text-properties fo:language="es" fo:country="ES"/>
    </style:style>
    <style:style style:name="P280" style:parent-style-name="Normal" style:family="paragraph">
      <style:paragraph-properties fo:margin-bottom="0in" fo:line-height="100%"/>
      <style:text-properties fo:language="es" fo:country="ES"/>
    </style:style>
    <style:style style:name="P281" style:parent-style-name="Normal" style:family="paragraph">
      <style:paragraph-properties fo:margin-bottom="0in" fo:line-height="100%"/>
      <style:text-properties fo:language="es" fo:country="ES"/>
    </style:style>
    <style:style style:name="P282" style:parent-style-name="Normal" style:family="paragraph">
      <style:paragraph-properties fo:margin-bottom="0in" fo:line-height="100%"/>
      <style:text-properties fo:language="es" fo:country="ES"/>
    </style:style>
    <style:style style:name="P283" style:parent-style-name="Normal" style:family="paragraph">
      <style:paragraph-properties fo:margin-bottom="0in" fo:line-height="100%"/>
      <style:text-properties fo:language="es" fo:country="ES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language="es" fo:country="E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language="es" fo:country="ES"/>
    </style:style>
    <style:style style:name="P289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290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92" style:family="table-column">
      <style:table-column-properties style:column-width="0.9965in" style:use-optimal-column-width="false"/>
    </style:style>
    <style:style style:name="TableColumn293" style:family="table-column">
      <style:table-column-properties style:column-width="5.8159in" style:use-optimal-column-width="false"/>
    </style:style>
    <style:style style:name="Table291" style:family="table">
      <style:table-properties style:width="6.8125in" fo:margin-left="-0.0104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language="es" fo:country="ES"/>
    </style:style>
    <style:style style:name="P299" style:parent-style-name="Normal" style:family="paragraph">
      <style:paragraph-properties fo:margin-bottom="0in" fo:line-height="100%"/>
      <style:text-properties fo:language="es" fo:country="ES"/>
    </style:style>
    <style:style style:name="P300" style:parent-style-name="Normal" style:family="paragraph">
      <style:paragraph-properties fo:margin-bottom="0in" fo:line-height="100%"/>
      <style:text-properties fo:language="es" fo:country="ES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language="es" fo:country="ES"/>
    </style:style>
    <style:style style:name="P306" style:parent-style-name="Normal" style:family="paragraph">
      <style:paragraph-properties fo:margin-bottom="0in" fo:line-height="100%"/>
      <style:text-properties fo:language="es" fo:country="ES"/>
    </style:style>
    <style:style style:name="P307" style:parent-style-name="Normal" style:family="paragraph">
      <style:paragraph-properties fo:margin-bottom="0in" fo:line-height="100%"/>
      <style:text-properties fo:language="es" fo:country="ES"/>
    </style:style>
    <style:style style:name="P308" style:parent-style-name="Normal" style:family="paragraph">
      <style:paragraph-properties fo:margin-bottom="0in" fo:line-height="100%"/>
      <style:text-properties fo:language="es" fo:country="ES"/>
    </style:style>
    <style:style style:name="P309" style:parent-style-name="Normal" style:family="paragraph">
      <style:paragraph-properties fo:margin-bottom="0in" fo:line-height="100%"/>
      <style:text-properties fo:language="es" fo:country="ES"/>
    </style:style>
    <style:style style:name="P310" style:parent-style-name="Normal" style:family="paragraph">
      <style:paragraph-properties fo:margin-bottom="0in" fo:line-height="100%"/>
      <style:text-properties fo:language="es" fo:country="ES"/>
    </style:style>
    <style:style style:name="P311" style:parent-style-name="Normal" style:family="paragraph">
      <style:paragraph-properties fo:margin-bottom="0in" fo:line-height="100%"/>
      <style:text-properties fo:language="es" fo:country="ES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language="es" fo:country="ES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language="es" fo:country="ES"/>
    </style:style>
    <style:style style:name="P317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318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320" style:family="table-column">
      <style:table-column-properties style:column-width="0.9965in" style:use-optimal-column-width="false"/>
    </style:style>
    <style:style style:name="TableColumn321" style:family="table-column">
      <style:table-column-properties style:column-width="5.8159in" style:use-optimal-column-width="false"/>
    </style:style>
    <style:style style:name="Table319" style:family="table">
      <style:table-properties style:width="6.8125in" fo:margin-left="-0.0104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language="es" fo:country="ES"/>
    </style:style>
    <style:style style:name="P327" style:parent-style-name="Normal" style:family="paragraph">
      <style:paragraph-properties fo:margin-bottom="0in" fo:line-height="100%"/>
      <style:text-properties fo:language="es" fo:country="ES"/>
    </style:style>
    <style:style style:name="P328" style:parent-style-name="Normal" style:family="paragraph">
      <style:paragraph-properties fo:margin-bottom="0in" fo:line-height="100%"/>
      <style:text-properties fo:language="es" fo:country="ES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language="es" fo:country="ES"/>
    </style:style>
    <style:style style:name="P334" style:parent-style-name="Normal" style:family="paragraph">
      <style:paragraph-properties fo:margin-bottom="0in" fo:line-height="100%"/>
      <style:text-properties fo:language="es" fo:country="ES"/>
    </style:style>
    <style:style style:name="P335" style:parent-style-name="Normal" style:family="paragraph">
      <style:paragraph-properties fo:margin-bottom="0in" fo:line-height="100%"/>
      <style:text-properties fo:language="es" fo:country="ES"/>
    </style:style>
    <style:style style:name="P336" style:parent-style-name="Normal" style:family="paragraph">
      <style:paragraph-properties fo:margin-bottom="0in" fo:line-height="100%"/>
      <style:text-properties fo:language="es" fo:country="ES"/>
    </style:style>
    <style:style style:name="P337" style:parent-style-name="Normal" style:family="paragraph">
      <style:paragraph-properties fo:margin-bottom="0in" fo:line-height="100%"/>
      <style:text-properties fo:language="es" fo:country="ES"/>
    </style:style>
    <style:style style:name="P338" style:parent-style-name="Normal" style:family="paragraph">
      <style:paragraph-properties fo:margin-bottom="0in" fo:line-height="100%"/>
      <style:text-properties fo:language="es" fo:country="ES"/>
    </style:style>
    <style:style style:name="P339" style:parent-style-name="Normal" style:family="paragraph">
      <style:paragraph-properties fo:margin-bottom="0in" fo:line-height="100%"/>
      <style:text-properties fo:language="es" fo:country="ES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language="es" fo:country="E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language="es" fo:country="ES"/>
    </style:style>
    <style:style style:name="P345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346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348" style:family="table-column">
      <style:table-column-properties style:column-width="0.9965in" style:use-optimal-column-width="false"/>
    </style:style>
    <style:style style:name="TableColumn349" style:family="table-column">
      <style:table-column-properties style:column-width="5.8159in" style:use-optimal-column-width="false"/>
    </style:style>
    <style:style style:name="Table347" style:family="table">
      <style:table-properties style:width="6.8125in" fo:margin-left="-0.0104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language="es" fo:country="ES"/>
    </style:style>
    <style:style style:name="P355" style:parent-style-name="Normal" style:family="paragraph">
      <style:paragraph-properties fo:margin-bottom="0in" fo:line-height="100%"/>
      <style:text-properties fo:language="es" fo:country="ES"/>
    </style:style>
    <style:style style:name="P356" style:parent-style-name="Normal" style:family="paragraph">
      <style:paragraph-properties fo:margin-bottom="0in" fo:line-height="100%"/>
      <style:text-properties fo:language="es" fo:country="ES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language="es" fo:country="ES"/>
    </style:style>
    <style:style style:name="P362" style:parent-style-name="Normal" style:family="paragraph">
      <style:paragraph-properties fo:margin-bottom="0in" fo:line-height="100%"/>
      <style:text-properties fo:language="es" fo:country="ES"/>
    </style:style>
    <style:style style:name="P363" style:parent-style-name="Normal" style:family="paragraph">
      <style:paragraph-properties fo:margin-bottom="0in" fo:line-height="100%"/>
      <style:text-properties fo:language="es" fo:country="ES"/>
    </style:style>
    <style:style style:name="P364" style:parent-style-name="Normal" style:family="paragraph">
      <style:paragraph-properties fo:margin-bottom="0in" fo:line-height="100%"/>
      <style:text-properties fo:language="es" fo:country="ES"/>
    </style:style>
    <style:style style:name="P365" style:parent-style-name="Normal" style:family="paragraph">
      <style:paragraph-properties fo:margin-bottom="0in" fo:line-height="100%"/>
      <style:text-properties fo:language="es" fo:country="ES"/>
    </style:style>
    <style:style style:name="P366" style:parent-style-name="Normal" style:family="paragraph">
      <style:paragraph-properties fo:margin-bottom="0in" fo:line-height="100%"/>
      <style:text-properties fo:language="es" fo:country="ES"/>
    </style:style>
    <style:style style:name="P367" style:parent-style-name="Normal" style:family="paragraph">
      <style:paragraph-properties fo:margin-bottom="0in" fo:line-height="100%"/>
      <style:text-properties fo:language="es" fo:country="ES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language="es" fo:country="E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language="es" fo:country="ES"/>
    </style:style>
    <style:style style:name="P373" style:parent-style-name="Normal" style:family="paragraph">
      <style:text-properties fo:language="es" fo:country="ES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Catálogos</text:h>
      <text:h text:style-name="Título3" text:outline-level="3">Nota:</text:h>
      <text:list text:style-name="LFO1" text:continue-numbering="true">
        <text:list-item>
          <text:p text:style-name="P2">Todos los accesos devuelven la respuesta en estructura entidad, es decir, acceso claro de todos sus atributos.</text:p>
        </text:list-item>
        <text:list-item>
          <text:p text:style-name="P3">En caso de haber un error, se devuelve la razón.</text:p>
        </text:list-item>
        <text:list-item>
          <text:p text:style-name="P4">La eliminación de un documento siempre será LOGICA, para dejar trazabilidad. La misma siempre se<text:s/>realizará<text:s/>siempre que de ese elemento no dependa otro en jerarquía.</text:p>
        </text:list-item>
        <text:list-item>
          <text:p text:style-name="P5">Trz: significa que se hace un registro de la acción que se realizó, error y por quien.</text:p>
        </text:list-item>
        <text:list-item>
          <text:p text:style-name="P6"><text:span text:style-name="T7">Actualización</text:span><text:span text:style-name="T8"><text:s/>todo por body</text:span></text:p>
        </text:list-item>
      </text:list>
      <text:h text:style-name="Título3" text:outline-level="3"><text:span text:style-name="T9"><draw:frame draw:id="id0" draw:style-name="a0" draw:name="Frame9" text:anchor-type="as-char" svg:x="0in" svg:y="0in" svg:width="0in" svg:height="0in" style:rel-width="scale" style:rel-height="scale"><draw:text-box><text:h text:style-name="P10" text:outline-level="3">Provincia:</text:h></draw:text-box><svg:title/><svg:desc/></draw:frame></text:span></text:h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Collection</text:p>
          </table:table-cell>
          <table:table-cell table:style-name="TableCell17">
            <text:p text:style-name="P18">provinces</text:p>
            <text:p text:style-name="P19">name: nombre de la provincia</text:p>
          </table:table-cell>
        </table:table-row>
        <table:table-row table:style-name="TableRow20">
          <table:table-cell table:style-name="TableCell21">
            <text:p text:style-name="P22">Controlador</text:p>
          </table:table-cell>
          <table:table-cell table:style-name="TableCell23">
            <text:p text:style-name="P24">province</text:p>
            <text:p text:style-name="P25">create(name)[Trz]: mínimo 3 letras,único</text:p>
            <text:p text:style-name="P26">findAll(paginaActual,cantidaXPagina): <text:s/>se devuelven todos los elementos en paginación</text:p>
            <text:p text:style-name="P27">findOne(id): devuelve los atributos de ese documento en especifico</text:p>
            <text:p text:style-name="P28">update(id,datos)[Trz]: <text:s/>se actualizan los datos de ese elemento en específico.</text:p>
            <text:p text:style-name="P29">remove(id)[Trz]: elimina de forma lógica el elemento</text:p>
            <text:p text:style-name="P30">search(criterio): se busca en criterios de nombre</text:p>
          </table:table-cell>
        </table:table-row>
        <table:table-row table:style-name="TableRow31">
          <table:table-cell table:style-name="TableCell32">
            <text:p text:style-name="P33">Dependencia</text:p>
          </table:table-cell>
          <table:table-cell table:style-name="TableCell34">
            <text:p text:style-name="P35">no</text:p>
          </table:table-cell>
        </table:table-row>
      </table:table>
      <text:p text:style-name="P36">Pruebas: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Accion</text:p>
          </table:table-cell>
          <table:table-cell table:style-name="TableCell43">
            <text:p text:style-name="P44">Reglas</text:p>
          </table:table-cell>
        </table:table-row>
        <table:table-row table:style-name="TableRow45">
          <table:table-cell table:style-name="TableCell46">
            <text:p text:style-name="P47">Create</text:p>
          </table:table-cell>
          <table:table-cell table:style-name="TableCell48">
            <text:p text:style-name="P49">-vacío o<text:s/>menos de 3 [ Da el error, Ok ] <text:s/>-duplicado [ Da el error, Ok ] <text:s/>-crear [ Da el elemento, Ok ]</text:p>
          </table:table-cell>
        </table:table-row>
        <table:table-row table:style-name="TableRow50">
          <table:table-cell table:style-name="TableCell51">
            <text:p text:style-name="P52">findAll</text:p>
          </table:table-cell>
          <table:table-cell table:style-name="TableCell53">
            <text:p text:style-name="P54">-se devuelven todos<text:s/>[ Da los elementos, Ok ]</text:p>
          </table:table-cell>
        </table:table-row>
        <table:table-row table:style-name="TableRow55">
          <table:table-cell table:style-name="TableCell56">
            <text:p text:style-name="P57">findOne</text:p>
          </table:table-cell>
          <table:table-cell table:style-name="TableCell58">
            <text:p text:style-name="P59">- se devuelve [ Da el elemento, Ok ]<text:s text:c="2"/>-error en Id [ Da el error, Ok ]</text:p>
          </table:table-cell>
        </table:table-row>
        <table:table-row table:style-name="TableRow60">
          <table:table-cell table:style-name="TableCell61">
            <text:p text:style-name="P62">update</text:p>
          </table:table-cell>
          <table:table-cell table:style-name="TableCell63">
            <text:p text:style-name="P64">-menos de 3 [ Da el error, Ok ] <text:s/>-error en Id [ Da el error, Ok ]<text:s/>-actualizar [ Da el elemento, Ok ]</text:p>
          </table:table-cell>
        </table:table-row>
        <table:table-row table:style-name="TableRow65">
          <table:table-cell table:style-name="TableCell66">
            <text:p text:style-name="P67">remove</text:p>
          </table:table-cell>
          <table:table-cell table:style-name="TableCell68">
            <text:p text:style-name="P69">-error en Id [ Da el error, Ok ] -actualizar<text:s/>isDeleted<text:s/>[ Da el elemento, Ok ]<text:s/>-error en si tiene hijos [ Da el error, Ok ]</text:p>
          </table:table-cell>
        </table:table-row>
        <table:table-row table:style-name="TableRow70">
          <table:table-cell table:style-name="TableCell71">
            <text:p text:style-name="P72">search</text:p>
          </table:table-cell>
          <table:table-cell table:style-name="TableCell73">
            <text:p text:style-name="P74">- se devuelve [ Da el elemento, Ok ] <text:s/></text:p>
          </table:table-cell>
        </table:table-row>
      </table:table>
      <text:p text:style-name="P75"/>
      <text:h text:style-name="P76" text:outline-level="3"/>
      <text:soft-page-break/>
      <text:h text:style-name="Título3" text:outline-level="3"><text:span text:style-name="T77"><draw:frame draw:id="id1" draw:style-name="a1" draw:name="Frame8" text:anchor-type="as-char" svg:x="0in" svg:y="0in" svg:width="0in" svg:height="0in" style:rel-width="scale" style:rel-height="scale"><draw:text-box><text:h text:style-name="P78" text:outline-level="3">Municipios:</text:h></draw:text-box><svg:title/><svg:desc/></draw:frame></text:span><text:s/></text:h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Collection</text:p>
          </table:table-cell>
          <table:table-cell table:style-name="TableCell85">
            <text:p text:style-name="P86">municipalities</text:p>
            <text:p text:style-name="P87">name: nombre del municipio</text:p>
            <text:p text:style-name="P88">province:id de la provincia</text:p>
          </table:table-cell>
        </table:table-row>
        <table:table-row table:style-name="TableRow89">
          <table:table-cell table:style-name="TableCell90">
            <text:p text:style-name="P91">Controlador</text:p>
          </table:table-cell>
          <table:table-cell table:style-name="TableCell92">
            <text:p text:style-name="P93">municipality</text:p>
            <text:p text:style-name="P94">create(name,province)[Trz]: mínimo 3 letras, único y provincia id valido</text:p>
            <text:p text:style-name="P95">findAll(paginaActual,cantidaXPagina): se devuelven todos los elementos en paginación</text:p>
            <text:p text:style-name="P96">findOne(id): devuelve los atributos de ese documento en especifico</text:p>
            <text:p text:style-name="P97">update(id,datos)[Trz]:se actualizan los datos de ese elemento en específico.</text:p>
            <text:p text:style-name="P98">remove(id)[Trz]: elimina de forma lógica el elemento</text:p>
            <text:p text:style-name="P99">search(criterio): se busca en criterios de nombre</text:p>
          </table:table-cell>
        </table:table-row>
        <table:table-row table:style-name="TableRow100">
          <table:table-cell table:style-name="TableCell101">
            <text:p text:style-name="P102">Dependencia</text:p>
          </table:table-cell>
          <table:table-cell table:style-name="TableCell103">
            <text:p text:style-name="P104">provincia</text:p>
          </table:table-cell>
        </table:table-row>
      </table:table>
      <text:p text:style-name="P105"/>
      <text:p text:style-name="P106">Pruebas: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Accion</text:p>
          </table:table-cell>
          <table:table-cell table:style-name="TableCell113">
            <text:p text:style-name="P114">Reglas</text:p>
          </table:table-cell>
        </table:table-row>
        <table:table-row table:style-name="TableRow115">
          <table:table-cell table:style-name="TableCell116">
            <text:p text:style-name="P117">Create</text:p>
          </table:table-cell>
          <table:table-cell table:style-name="TableCell118">
            <text:p text:style-name="P119">-vacío o<text:s/>menos de 3 [ Da el error, Ok ] <text:s/>-duplicado [ Da el error, Ok ] <text:s/>-crear [ Da el elemento, Ok ]</text:p>
          </table:table-cell>
        </table:table-row>
        <table:table-row table:style-name="TableRow120">
          <table:table-cell table:style-name="TableCell121">
            <text:p text:style-name="P122">findAll</text:p>
          </table:table-cell>
          <table:table-cell table:style-name="TableCell123">
            <text:p text:style-name="P124">-se devuelven todos [ Da los elementos, Ok ]</text:p>
          </table:table-cell>
        </table:table-row>
        <table:table-row table:style-name="TableRow125">
          <table:table-cell table:style-name="TableCell126">
            <text:p text:style-name="P127">findOne</text:p>
          </table:table-cell>
          <table:table-cell table:style-name="TableCell128">
            <text:p text:style-name="P129">- se devuelve [ Da el elemento, Ok ] <text:s/>-error en Id [ Da el error, Ok ]</text:p>
          </table:table-cell>
        </table:table-row>
        <table:table-row table:style-name="TableRow130">
          <table:table-cell table:style-name="TableCell131">
            <text:p text:style-name="P132">update</text:p>
          </table:table-cell>
          <table:table-cell table:style-name="TableCell133">
            <text:p text:style-name="P134">-menos de 3 [ Da el error, Ok ] <text:s/>-error en Id [ Da el error, Ok ] -actualizar [ Da el elemento, Ok ]</text:p>
          </table:table-cell>
        </table:table-row>
        <table:table-row table:style-name="TableRow135">
          <table:table-cell table:style-name="TableCell136">
            <text:p text:style-name="P137">remove</text:p>
          </table:table-cell>
          <table:table-cell table:style-name="TableCell138">
            <text:p text:style-name="P139">-error en Id [ Da el error, Ok ]<text:s/>-error si tiene hijos [ Da el error, Ok ]<text:s/>-actualizar isDeleted [ Da el elemento, Ok ]</text:p>
          </table:table-cell>
        </table:table-row>
        <table:table-row table:style-name="TableRow140">
          <table:table-cell table:style-name="TableCell141">
            <text:p text:style-name="P142">search</text:p>
          </table:table-cell>
          <table:table-cell table:style-name="TableCell143">
            <text:p text:style-name="P144">- se devuelve [ Da el elemento, Ok ] <text:s/></text:p>
          </table:table-cell>
        </table:table-row>
      </table:table>
      <text:p text:style-name="P145"/>
      <text:p text:style-name="P146"/>
      <text:p text:style-name="P147"/>
      <text:soft-page-break/>
      <text:p text:style-name="P148"><text:span text:style-name="T149"><draw:frame draw:id="id2" draw:style-name="a2" draw:name="Frame7" text:anchor-type="as-char" svg:x="0in" svg:y="0in" svg:width="0in" svg:height="0in" style:rel-width="scale" style:rel-height="scale"><draw:text-box><text:h text:style-name="P150" text:outline-level="3">Tipo de entidad:</text:h></draw:text-box><svg:title/><svg:desc/></draw:frame></text:span><text:s/>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Collection</text:p>
          </table:table-cell>
          <table:table-cell table:style-name="TableCell157">
            <text:p text:style-name="P158">entity_type</text:p>
            <text:p text:style-name="P159">name: nombre del tipo de entidad</text:p>
            <text:p text:style-name="P160">hierarchy: nivel de jerarquia</text:p>
          </table:table-cell>
        </table:table-row>
        <table:table-row table:style-name="TableRow161">
          <table:table-cell table:style-name="TableCell162">
            <text:p text:style-name="P163">Controlador</text:p>
          </table:table-cell>
          <table:table-cell table:style-name="TableCell164">
            <text:p text:style-name="P165">entity-type</text:p>
            <text:p text:style-name="P166">create(name,hierarchy)[Trz]: mínimo<text:s/>3<text:s/>letras, único<text:s/>y orden<text:s/>jerárquico<text:s/>del 0(Ministerio) hasta el 4(Instituciones)</text:p>
            <text:p text:style-name="P167">findAll(paginaActual,cantidaXPagina):se devuelven todos los elementos en<text:s/>paginación</text:p>
            <text:p text:style-name="P168">findOne(id):devuelve los atributos de ese documento en especifico</text:p>
            <text:p text:style-name="P169">update(id,datos)[Trz]:se actualizan los datos de ese elemento en<text:s/>específico.</text:p>
            <text:p text:style-name="P170">remove(id)[Trz]: elimina<text:s/>de forma<text:s/>lógica<text:s/>el elemento</text:p>
            <text:p text:style-name="P171">search(criterio):se busca en criterios de nombre</text:p>
          </table:table-cell>
        </table:table-row>
        <table:table-row table:style-name="TableRow172">
          <table:table-cell table:style-name="TableCell173">
            <text:p text:style-name="P174">Dependencia</text:p>
          </table:table-cell>
          <table:table-cell table:style-name="TableCell175">
            <text:p text:style-name="P176">no</text:p>
          </table:table-cell>
        </table:table-row>
      </table:table>
      <text:p text:style-name="P177"/>
      <text:p text:style-name="Normal"><text:span text:style-name="T178"><draw:frame draw:id="id3" draw:style-name="a3" draw:name="Frame6" text:anchor-type="as-char" svg:x="0in" svg:y="0in" svg:width="0in" svg:height="0in" style:rel-width="scale" style:rel-height="scale"><draw:text-box><text:h text:style-name="P179" text:outline-level="3">Nomenclador_TiposDeActividadCultural</text:h></draw:text-box><svg:title/><svg:desc/></draw:frame></text:span><text:span text:style-name="T180">{</text:span></text:p>
      <text:p text:style-name="P181"><text:s text:c="4"/>'TCA'= 'Taller Creación Artística',</text:p>
      <text:p text:style-name="P182"><text:s text:c="4"/>'TA'= 'Taller Apreciación Artística',</text:p>
      <text:p text:style-name="P183"><text:s text:c="4"/>'AIC' = 'Actividad Institución Cultural'</text:p>
      <text:p text:style-name="P184">}</text:p>
      <text:p text:style-name="Normal"><text:span text:style-name="T185"><draw:frame draw:id="id4" draw:style-name="a4" draw:name="Frame5" text:anchor-type="as-char" svg:x="0in" svg:y="0in" svg:width="0in" svg:height="0in" style:rel-width="scale" style:rel-height="scale"><draw:text-box><text:h text:style-name="P186" text:outline-level="3">Nomenclador_EstadosDeActividadCultural</text:h></draw:text-box><svg:title/><svg:desc/></draw:frame></text:span><text:span text:style-name="T187">{</text:span></text:p>
      <text:section text:name="Sect1" text:style-name="S1">
        <text:p text:style-name="P188"><text:s text:c="4"/>'P' = 'planificada',</text:p>
        <text:p text:style-name="P189"><text:s text:c="4"/>'R' = 'realizada',</text:p>
        <text:p text:style-name="P190"><text:s text:c="4"/>'S' = 'suspensa',</text:p>
        <text:p text:style-name="P191"><text:s text:c="4"/>'D' = 'Denegada'</text:p>
      </text:section>
      <text:section text:name="Sect2" text:style-name="S2">
        <text:p text:style-name="P192">}</text:p>
        <text:p text:style-name="Normal"><text:span text:style-name="T193"><draw:frame draw:id="id5" draw:style-name="a5" draw:name="Frame4" text:anchor-type="as-char" svg:x="0in" svg:y="0in" svg:width="0in" svg:height="0in" style:rel-width="scale" style:rel-height="scale"><draw:text-box><text:h text:style-name="P194" text:outline-level="3">Nomenclador_Clasifica_ContratoTalento</text:h></draw:text-box><svg:title/><svg:desc/></draw:frame></text:span><text:span text:style-name="T195">{</text:span></text:p>
      </text:section>
      <text:section text:name="Sect3" text:style-name="S3">
        <text:p text:style-name="P196"><text:s text:c="3"/>"M" = "Mipyme" , <text:s/></text:p>
        <text:p text:style-name="P197"><text:s text:c="4"/>"T" = "TCP" , <text:s text:c="2"/></text:p>
        <text:p text:style-name="P198"><text:s text:c="4"/>"P" = "Profesional" , <text:s text:c="2"/></text:p>
        <text:p text:style-name="P199"><text:s text:c="4"/>"A" = "Aficionado"</text:p>
      </text:section>
      <text:section text:name="Sect4" text:style-name="S4">
        <text:p text:style-name="P200">}</text:p>
        <text:p text:style-name="Normal"><text:span text:style-name="T201"><draw:frame draw:id="id6" draw:style-name="a6" draw:name="Frame3" text:anchor-type="as-char" svg:x="0in" svg:y="0in" svg:width="0in" svg:height="0in" style:rel-width="scale" style:rel-height="scale"><draw:text-box><text:h text:style-name="P202" text:outline-level="3">Nomenclador_GrupoEtareo</text:h></draw:text-box><svg:title/><svg:desc/></draw:frame></text:span><text:span text:style-name="T203">{</text:span></text:p>
      </text:section>
      <text:section text:name="Sect5" text:style-name="S5">
        <text:p text:style-name="P204"><text:s text:c="2"/>'N'='Niño (N)',</text:p>
        <text:p text:style-name="P205"><text:s text:c="4"/>'AD'='Adolescente (AD)',</text:p>
        <text:p text:style-name="P206"><text:s text:c="4"/>'J' ='Joven (J)',</text:p>
        <text:p text:style-name="P207"><text:s text:c="4"/>'A'= 'Adulto (A)',</text:p>
        <text:p text:style-name="Normal"><text:s text:c="4"/>'AM' = 'Adulto Mayor (AM)',</text:p>
        <text:p text:style-name="Normal"><text:s text:c="4"/><text:span text:style-name="T208">'PG' = 'Público General (PG)'</text:span></text:p>
      </text:section>
      <text:section text:name="Sect6" text:style-name="S6">
        <text:p text:style-name="P209">}</text:p>
        <text:p text:style-name="Normal"><text:span text:style-name="T210"><draw:frame draw:id="id7" draw:style-name="a7" draw:name="Frame2" text:anchor-type="as-char" svg:x="0in" svg:y="0in" svg:width="0in" svg:height="0in" style:rel-width="scale" style:rel-height="scale"><draw:text-box><text:h text:style-name="P211" text:outline-level="3">Nomenclador_Clasifica_ProgramasSociales</text:h></draw:text-box><svg:title/><svg:desc/></draw:frame></text:span><text:span text:style-name="T212">{</text:span></text:p>
      </text:section>
      <text:section text:name="Sect7" text:style-name="S7">
        <text:p text:style-name="P213"><text:s/>"Prov" = "Programa Social Provincial" , <text:s/></text:p>
        <text:p text:style-name="P214"><text:s text:c="4"/>"Prior" = "Programa Social Priorizado " , <text:s text:c="2"/></text:p>
        <text:p text:style-name="P215"><text:s text:c="4"/>"Espc" = "Programa Social Provinciales "</text:p>
      </text:section>
      <text:section text:name="Sect8" text:style-name="S8">
        <text:p text:style-name="P216">}</text:p>
        <text:soft-page-break/>
        <text:p text:style-name="Normal"><text:span text:style-name="T217"><draw:frame draw:id="id8" draw:style-name="a8" draw:name="Frame1" text:anchor-type="as-char" svg:x="0in" svg:y="0in" svg:width="0in" svg:height="0in" style:rel-width="scale" style:rel-height="scale"><draw:text-box><text:h text:style-name="P218" text:outline-level="3">Clasifica_Nivel_EntidadCultural</text:h></draw:text-box><svg:title/><svg:desc/></draw:frame></text:span><text:span text:style-name="T219">{</text:span></text:p>
        <text:p text:style-name="P220"><text:s text:c="4"/>"Ncnl" = "Nivel Nacional " ,</text:p>
        <text:p text:style-name="P221"><text:s text:c="4"/>"Prov" = "Nivel Provincial" , <text:s/></text:p>
        <text:p text:style-name="P222"><text:s text:c="4"/>"Mnpl" = "Nivel Municipal " , <text:s text:c="2"/></text:p>
        <text:p text:style-name="P223"><text:s text:c="4"/>"Otra" = "Otra Institución" //ejemplo Domicilio</text:p>
        <text:p text:style-name="P224">}</text:p>
        <text:h text:style-name="P225" text:outline-level="1">Nomencladores</text:h>
        <text:p text:style-name="P226">Consejo Popular Municipal</text:p>
        <table:table table:style-name="Table227">
          <table:table-columns>
            <table:table-column table:style-name="TableColumn228"/>
            <table:table-column table:style-name="TableColumn229"/>
          </table:table-columns>
          <table:table-row table:style-name="TableRow230">
            <table:table-cell table:style-name="TableCell231">
              <text:p text:style-name="P232">Collection</text:p>
            </table:table-cell>
            <table:table-cell table:style-name="TableCell233">
              <text:p text:style-name="P234">consejopopular_municipal</text:p>
              <text:p text:style-name="P235">name: nombre del consejo popular</text:p>
              <text:p text:style-name="P236">province: id de la provincia</text:p>
              <text:p text:style-name="P237">municipality: id del municipio</text:p>
            </table:table-cell>
          </table:table-row>
          <table:table-row table:style-name="TableRow238">
            <table:table-cell table:style-name="TableCell239">
              <text:p text:style-name="P240">Controlador</text:p>
            </table:table-cell>
            <table:table-cell table:style-name="TableCell241">
              <text:p text:style-name="P242">consejopopular_municipality</text:p>
              <text:p text:style-name="P243">create(name,province,municipality)[Trz]:mínimo 3 letras, único y orden jerárquico de la provincia se tiene el municipio</text:p>
              <text:p text:style-name="P244">findAll(paginaActual,cantidaXPagina):se devuelven todos los elementos en paginación</text:p>
              <text:p text:style-name="P245">findOne(id):devuelve los atributos de ese documento en especifico</text:p>
              <text:p text:style-name="P246">update(id,datos)[Trz]: <text:s/>se actualizan los datos de ese elemento en específico.</text:p>
              <text:p text:style-name="P247">remove(id)[Trz]:elimina de forma lógica el elemento</text:p>
              <text:p text:style-name="P248">search(criterio):se busca en criterios de nombre, provincia y municipio</text:p>
            </table:table-cell>
          </table:table-row>
          <table:table-row table:style-name="TableRow249">
            <table:table-cell table:style-name="TableCell250">
              <text:p text:style-name="P251">Dependencia</text:p>
            </table:table-cell>
            <table:table-cell table:style-name="TableCell252">
              <text:p text:style-name="P253">Provincia=&gt;Municipio</text:p>
            </table:table-cell>
          </table:table-row>
        </table:table>
        <text:p text:style-name="P254"/>
        <text:p text:style-name="P255">Proyectos Socioculturales Comunitarios<text:s/></text:p>
        <table:table table:style-name="Table256">
          <table:table-columns>
            <table:table-column table:style-name="TableColumn257"/>
            <table:table-column table:style-name="TableColumn258"/>
          </table:table-columns>
          <table:table-row table:style-name="TableRow259">
            <table:table-cell table:style-name="TableCell260">
              <text:p text:style-name="P261">Collection</text:p>
            </table:table-cell>
            <table:table-cell table:style-name="TableCell262">
              <text:p text:style-name="P263">Proyecto_Sociocultural_Comunitario</text:p>
              <text:p text:style-name="P264">nombre: nombre del proyecto</text:p>
              <text:p text:style-name="P265">municipio: id municipio</text:p>
              <text:p text:style-name="P266"><text:s/>consejopopular_municipality: <text:s/>id consejo popular al que pertenece<text:s/></text:p>
              <text:p text:style-name="P267">direccion: dirección real</text:p>
              <text:p text:style-name="P268"><text:s text:c="4"/>gestor: nombre completo y opcional títulos profesionales. Pueden ser varios</text:p>
              <text:p text:style-name="P269"><text:s text:c="4"/>telefonos: teléfono del gestor;</text:p>
              <text:p text:style-name="P270"><text:s text:c="4"/>actividades: actividades que lo caracterizan</text:p>
              <text:p text:style-name="P271"><text:s text:c="4"/>aprobado: contrato que lo aprueba[acuerdo #x acta #x fecha día del mes del año]</text:p>
              <text:p text:style-name="P272"><text:s text:c="4"/>cancelado: contrato que lo cancela[acuerdo #x acta #x fecha día del mes del año]</text:p>
            </table:table-cell>
          </table:table-row>
          <table:table-row table:style-name="TableRow273">
            <table:table-cell table:style-name="TableCell274">
              <text:p text:style-name="P275">Controlador</text:p>
            </table:table-cell>
            <table:table-cell table:style-name="TableCell276">
              <text:p text:style-name="P277">entity-type</text:p>
              <text:p text:style-name="P278">create(name,hierarchy)[Trz]:mínimo 3 letras,único y orden jerarquico del 0(Ministerio) hasta el 4(Instituciones)</text:p>
              <text:p text:style-name="P279">findAll(paginaActual,cantidaXPagina):se devuelven todos los elementos en paginacion</text:p>
              <text:p text:style-name="P280">findOne(id):devuelve los atributos de ese documento en especifico</text:p>
              <text:p text:style-name="P281">update(id,datos)[Trz]:se actualizan los datos de ese elemento en especifico.</text:p>
              <text:p text:style-name="P282">remove(id)[Trz]:elimina de forma logica el elemento</text:p>
              <text:p text:style-name="P283">search(criterio):se busca en criterios de nombre</text:p>
            </table:table-cell>
          </table:table-row>
          <table:table-row table:style-name="TableRow284">
            <table:table-cell table:style-name="TableCell285">
              <text:p text:style-name="P286">Dependencia</text:p>
            </table:table-cell>
            <table:table-cell table:style-name="TableCell287">
              <text:p text:style-name="P288">provincia</text:p>
            </table:table-cell>
          </table:table-row>
        </table:table>
        <text:p text:style-name="P289"/>
        <text:soft-page-break/>
        <text:p text:style-name="P290">Comunidades en Transformación</text:p>
        <table:table table:style-name="Table291">
          <table:table-columns>
            <table:table-column table:style-name="TableColumn292"/>
            <table:table-column table:style-name="TableColumn293"/>
          </table:table-columns>
          <table:table-row table:style-name="TableRow294">
            <table:table-cell table:style-name="TableCell295">
              <text:p text:style-name="P296">Collection</text:p>
            </table:table-cell>
            <table:table-cell table:style-name="TableCell297">
              <text:p text:style-name="P298">entity_type</text:p>
              <text:p text:style-name="P299">name: nombre del tipo de entidad</text:p>
              <text:p text:style-name="P300">hierarchy: nivel de jerarquia</text:p>
            </table:table-cell>
          </table:table-row>
          <table:table-row table:style-name="TableRow301">
            <table:table-cell table:style-name="TableCell302">
              <text:p text:style-name="P303">Controlador</text:p>
            </table:table-cell>
            <table:table-cell table:style-name="TableCell304">
              <text:p text:style-name="P305">entity-type</text:p>
              <text:p text:style-name="P306">create(name,hierarchy)[Trz]:mínimo 3 letras,único y orden jerarquico del 0(Ministerio) hasta el 4(Instituciones)</text:p>
              <text:p text:style-name="P307">findAll(paginaActual,cantidaXPagina):se devuelven todos los elementos en paginacion</text:p>
              <text:p text:style-name="P308">findOne(id):devuelve los atributos de ese documento en especifico</text:p>
              <text:p text:style-name="P309">update(id,datos)[Trz]:se actualizan los datos de ese elemento en especifico.</text:p>
              <text:p text:style-name="P310">remove(id)[Trz]:elimina de forma logica el elemento</text:p>
              <text:p text:style-name="P311">search(criterio):se busca en criterios de nombre</text:p>
            </table:table-cell>
          </table:table-row>
          <table:table-row table:style-name="TableRow312">
            <table:table-cell table:style-name="TableCell313">
              <text:p text:style-name="P314">Dependencia</text:p>
            </table:table-cell>
            <table:table-cell table:style-name="TableCell315">
              <text:p text:style-name="P316">provincia</text:p>
            </table:table-cell>
          </table:table-row>
        </table:table>
        <text:p text:style-name="P317"/>
        <text:p text:style-name="P318">Programas Sociales</text:p>
        <table:table table:style-name="Table319">
          <table:table-columns>
            <table:table-column table:style-name="TableColumn320"/>
            <table:table-column table:style-name="TableColumn321"/>
          </table:table-columns>
          <table:table-row table:style-name="TableRow322">
            <table:table-cell table:style-name="TableCell323">
              <text:p text:style-name="P324">Collection</text:p>
            </table:table-cell>
            <table:table-cell table:style-name="TableCell325">
              <text:p text:style-name="P326">entity_type</text:p>
              <text:p text:style-name="P327">name: nombre del tipo de entidad</text:p>
              <text:p text:style-name="P328">hierarchy: nivel de jerarquia</text:p>
            </table:table-cell>
          </table:table-row>
          <table:table-row table:style-name="TableRow329">
            <table:table-cell table:style-name="TableCell330">
              <text:p text:style-name="P331">Controlador</text:p>
            </table:table-cell>
            <table:table-cell table:style-name="TableCell332">
              <text:p text:style-name="P333">entity-type</text:p>
              <text:p text:style-name="P334">create(name,hierarchy)[Trz]:mínimo 3 letras,único y orden jerarquico del 0(Ministerio) hasta el 4(Instituciones)</text:p>
              <text:p text:style-name="P335">findAll(paginaActual,cantidaXPagina):se devuelven todos los elementos en paginacion</text:p>
              <text:p text:style-name="P336">findOne(id):devuelve los atributos de ese documento en especifico</text:p>
              <text:p text:style-name="P337">update(id,datos)[Trz]:se actualizan los datos de ese elemento en especifico.</text:p>
              <text:p text:style-name="P338">remove(id)[Trz]:elimina de forma logica el elemento</text:p>
              <text:p text:style-name="P339">search(criterio):se busca en criterios de nombre</text:p>
            </table:table-cell>
          </table:table-row>
          <table:table-row table:style-name="TableRow340">
            <table:table-cell table:style-name="TableCell341">
              <text:p text:style-name="P342">Dependencia</text:p>
            </table:table-cell>
            <table:table-cell table:style-name="TableCell343">
              <text:p text:style-name="P344">provincia</text:p>
            </table:table-cell>
          </table:table-row>
        </table:table>
        <text:p text:style-name="P345"/>
        <text:p text:style-name="P346">Manifestaciones Artísticas</text:p>
        <table:table table:style-name="Table347">
          <table:table-columns>
            <table:table-column table:style-name="TableColumn348"/>
            <table:table-column table:style-name="TableColumn349"/>
          </table:table-columns>
          <table:table-row table:style-name="TableRow350">
            <table:table-cell table:style-name="TableCell351">
              <text:p text:style-name="P352">Collection</text:p>
            </table:table-cell>
            <table:table-cell table:style-name="TableCell353">
              <text:p text:style-name="P354">entity_type</text:p>
              <text:p text:style-name="P355">name: nombre del tipo de entidad</text:p>
              <text:p text:style-name="P356">hierarchy: nivel de jerarquia</text:p>
            </table:table-cell>
          </table:table-row>
          <table:table-row table:style-name="TableRow357">
            <table:table-cell table:style-name="TableCell358">
              <text:p text:style-name="P359">Controlador</text:p>
            </table:table-cell>
            <table:table-cell table:style-name="TableCell360">
              <text:p text:style-name="P361">entity-type</text:p>
              <text:p text:style-name="P362">create(name,hierarchy)[Trz]:mínimo 3 letras,único y orden jerarquico del 0(Ministerio) hasta el 4(Instituciones)</text:p>
              <text:p text:style-name="P363">findAll(paginaActual,cantidaXPagina):se devuelven todos los elementos en paginacion</text:p>
              <text:p text:style-name="P364">findOne(id):devuelve los atributos de ese documento en especifico</text:p>
              <text:p text:style-name="P365">update(id,datos)[Trz]:se actualizan los datos de ese elemento en especifico.</text:p>
              <text:p text:style-name="P366">remove(id)[Trz]:elimina de forma logica el elemento</text:p>
              <text:p text:style-name="P367">search(criterio):se busca en criterios de nombre</text:p>
            </table:table-cell>
          </table:table-row>
          <table:table-row table:style-name="TableRow368">
            <table:table-cell table:style-name="TableCell369">
              <text:p text:style-name="P370">Dependencia</text:p>
            </table:table-cell>
            <table:table-cell table:style-name="TableCell371">
              <text:p text:style-name="P372">provincia</text:p>
            </table:table-cell>
          </table:table-row>
        </table:table>
        <text:p text:style-name="P37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Encabezadonivel1" style:display-name="Encabezado nivel 1" style:family="paragraph" style:parent-style-name="Normal" style:auto-update="true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Framecontents" style:display-name="Frame contents" style:family="paragraph" style:parent-style-name="Standard">
      <style:text-properties fo:hyphenate="tru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cabezadonivel1Car" style:display-name="Encabezado nivel 1 Car" style:family="text" style:parent-style-name="Fuentedepárrafopredeter.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125in" fo:margin-left="0.62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sa</meta:initial-creator>
    <dc:creator>DptoInfo</dc:creator>
    <meta:creation-date>2026-01-02T03:30:00Z</meta:creation-date>
    <dc:date>2026-01-07T08:46:00Z</dc:date>
    <meta:template xlink:href="Normal.dotm" xlink:type="simple"/>
    <meta:editing-cycles>23</meta:editing-cycles>
    <meta:editing-duration>PT33660S</meta:editing-duration>
    <meta:document-statistic meta:page-count="5" meta:paragraph-count="15" meta:word-count="1125" meta:character-count="7526" meta:row-count="53" meta:non-whitespace-character-count="6416"/>
  </office:meta>
</office:document-meta>
</file>